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97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1.2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1.2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1.2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45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9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9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85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1.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3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3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8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1.7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86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1.17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T1" style:family="text">
      <style:text-properties fo:color="#000000" style:font-name="DejaVuSans" fo:font-size="5pt" style:font-size-asian="5pt" style:font-name-complex="DejaVuSans" style:font-size-complex="5pt"/>
    </style:style>
    <style:style style:name="T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532cm" svg:height="4.004cm" svg:x="1.976cm" svg:y="0.366cm" svg:viewBox="0 0 6533 4005" draw:points="0,4005 6533,4005 6533,0 0,0">
          <text:p/>
        </draw:polygon>
        <draw:polygon draw:style-name="gr2" draw:text-style-name="P2" draw:layer="layout" svg:width="6.532cm" svg:height="0.184cm" svg:x="1.976cm" svg:y="4.004cm" svg:viewBox="0 0 6533 185" draw:points="0,185 6533,185 6533,0 0,0">
          <text:p/>
        </draw:polygon>
        <draw:polygon draw:style-name="gr3" draw:text-style-name="P3" draw:layer="layout" svg:width="-0.001cm" svg:height="0.183cm" svg:x="1.976cm" svg:y="3.773cm" svg:viewBox="0 0 0 184" draw:points="0,184 0,184 0,0 0,0">
          <text:p/>
        </draw:polygon>
        <draw:polygon draw:style-name="gr3" draw:text-style-name="P3" draw:layer="layout" svg:width="0.181cm" svg:height="0.184cm" svg:x="1.976cm" svg:y="3.543cm" svg:viewBox="0 0 182 185" draw:points="0,185 182,185 182,0 0,0">
          <text:p/>
        </draw:polygon>
        <draw:polygon draw:style-name="gr3" draw:text-style-name="P3" draw:layer="layout" svg:width="3.297cm" svg:height="0.184cm" svg:x="2.158cm" svg:y="3.313cm" svg:viewBox="0 0 3298 185" draw:points="0,185 3298,185 3298,0 0,0">
          <text:p/>
        </draw:polygon>
        <draw:polygon draw:style-name="gr3" draw:text-style-name="P3" draw:layer="layout" svg:width="0.006cm" svg:height="0.184cm" svg:x="5.455cm" svg:y="3.082cm" svg:viewBox="0 0 7 185" draw:points="0,185 7,185 7,0 0,0">
          <text:p/>
        </draw:polygon>
        <draw:polygon draw:style-name="gr3" draw:text-style-name="P3" draw:layer="layout" svg:width="1.582cm" svg:height="0.184cm" svg:x="5.462cm" svg:y="2.852cm" svg:viewBox="0 0 1583 185" draw:points="0,185 1583,185 1583,0 0,0">
          <text:p/>
        </draw:polygon>
        <draw:polygon draw:style-name="gr3" draw:text-style-name="P3" draw:layer="layout" svg:width="0.002cm" svg:height="0.184cm" svg:x="7.045cm" svg:y="2.622cm" svg:viewBox="0 0 3 185" draw:points="0,185 3,185 3,0 0,0">
          <text:p/>
        </draw:polygon>
        <draw:polygon draw:style-name="gr3" draw:text-style-name="P3" draw:layer="layout" svg:width="0.001cm" svg:height="0.184cm" svg:x="7.048cm" svg:y="2.391cm" svg:viewBox="0 0 2 185" draw:points="0,185 2,185 2,0 0,0">
          <text:p/>
        </draw:polygon>
        <draw:polygon draw:style-name="gr3" draw:text-style-name="P3" draw:layer="layout" svg:width="0.004cm" svg:height="0.184cm" svg:x="7.05cm" svg:y="2.161cm" svg:viewBox="0 0 5 185" draw:points="0,185 5,185 5,0 0,0">
          <text:p/>
        </draw:polygon>
        <draw:polygon draw:style-name="gr3" draw:text-style-name="P3" draw:layer="layout" svg:width="1.442cm" svg:height="0.184cm" svg:x="7.055cm" svg:y="1.931cm" svg:viewBox="0 0 1443 185" draw:points="0,185 1443,185 1443,0 0,0">
          <text:p/>
        </draw:polygon>
        <draw:polygon draw:style-name="gr3" draw:text-style-name="P3" draw:layer="layout" svg:width="0.001cm" svg:height="0.184cm" svg:x="8.498cm" svg:y="1.7cm" svg:viewBox="0 0 2 185" draw:points="0,185 2,185 2,0 0,0">
          <text:p/>
        </draw:polygon>
        <draw:polygon draw:style-name="gr3" draw:text-style-name="P3" draw:layer="layout" svg:width="0cm" svg:height="0.183cm" svg:x="8.5cm" svg:y="1.47cm" svg:viewBox="0 0 0 184" draw:points="0,184 0,0">
          <text:p/>
        </draw:polygon>
        <draw:polygon draw:style-name="gr3" draw:text-style-name="P3" draw:layer="layout" svg:width="0.008cm" svg:height="0.184cm" svg:x="8.5cm" svg:y="1.239cm" svg:viewBox="0 0 9 185" draw:points="0,185 9,185 9,0 0,0">
          <text:p/>
        </draw:polygon>
        <draw:polygon draw:style-name="gr3" draw:text-style-name="P3" draw:layer="layout" svg:width="0cm" svg:height="0.184cm" svg:x="8.508cm" svg:y="1.009cm" svg:viewBox="0 0 0 185" draw:points="0,185 0,0">
          <text:p/>
        </draw:polygon>
        <draw:polygon draw:style-name="gr3" draw:text-style-name="P3" draw:layer="layout" svg:width="-0.001cm" svg:height="0.183cm" svg:x="8.508cm" svg:y="0.779cm" svg:viewBox="0 0 0 184" draw:points="0,184 0,184 0,0 0,0">
          <text:p/>
        </draw:polygon>
        <draw:polygon draw:style-name="gr3" draw:text-style-name="P3" draw:layer="layout" svg:width="0cm" svg:height="0.184cm" svg:x="8.508cm" svg:y="0.548cm" svg:viewBox="0 0 0 185" draw:points="0,185 0,0">
          <text:p/>
        </draw:polygon>
        <draw:line draw:style-name="gr4" draw:text-style-name="P4" draw:layer="layout" svg:x1="3.277cm" svg:y1="4.37cm" svg:x2="3.277cm" svg:y2="0.366cm">
          <text:p/>
        </draw:line>
        <draw:polygon draw:style-name="gr5" draw:text-style-name="P5" draw:layer="layout" svg:width="0cm" svg:height="0.061cm" svg:x="3.277cm" svg:y="4.37cm" svg:viewBox="0 0 0 62" draw:points="0,0 0,62">
          <text:p/>
        </draw:polygon>
        <draw:line draw:style-name="gr6" draw:text-style-name="P4" draw:layer="layout" svg:x1="3.277cm" svg:y1="4.37cm" svg:x2="3.277cm" svg:y2="4.432cm">
          <text:p/>
        </draw:line>
        <draw:line draw:style-name="gr4" draw:text-style-name="P4" draw:layer="layout" svg:x1="4.579cm" svg:y1="4.37cm" svg:x2="4.579cm" svg:y2="0.366cm">
          <text:p/>
        </draw:line>
        <draw:polygon draw:style-name="gr5" draw:text-style-name="P5" draw:layer="layout" svg:width="0cm" svg:height="0.061cm" svg:x="4.579cm" svg:y="4.37cm" svg:viewBox="0 0 0 62" draw:points="0,0 0,62">
          <text:p/>
        </draw:polygon>
        <draw:line draw:style-name="gr6" draw:text-style-name="P4" draw:layer="layout" svg:x1="4.579cm" svg:y1="4.37cm" svg:x2="4.579cm" svg:y2="4.432cm">
          <text:p/>
        </draw:line>
        <draw:frame draw:style-name="gr7" draw:text-style-name="P7" draw:layer="layout" svg:width="0.971cm" svg:height="0.219cm" svg:x="3.232cm" svg:y="4.48cm">
          <draw:text-box>
            <text:p text:style-name="P6"><text:span text:style-name="T1">5000</text:span></text:p>
          </draw:text-box>
        </draw:frame>
        <draw:line draw:style-name="gr4" draw:text-style-name="P4" draw:layer="layout" svg:x1="5.88cm" svg:y1="4.37cm" svg:x2="5.88cm" svg:y2="0.366cm">
          <text:p/>
        </draw:line>
        <draw:polygon draw:style-name="gr5" draw:text-style-name="P5" draw:layer="layout" svg:width="0cm" svg:height="0.061cm" svg:x="5.88cm" svg:y="4.37cm" svg:viewBox="0 0 0 62" draw:points="0,0 0,62">
          <text:p/>
        </draw:polygon>
        <draw:line draw:style-name="gr6" draw:text-style-name="P4" draw:layer="layout" svg:x1="5.88cm" svg:y1="4.37cm" svg:x2="5.88cm" svg:y2="4.432cm">
          <text:p/>
        </draw:line>
        <draw:frame draw:style-name="gr8" draw:text-style-name="P7" draw:layer="layout" svg:width="1.213cm" svg:height="0.219cm" svg:x="4.524cm" svg:y="4.48cm">
          <draw:text-box>
            <text:p text:style-name="P6"><text:span text:style-name="T1">10000</text:span></text:p>
          </draw:text-box>
        </draw:frame>
        <draw:line draw:style-name="gr4" draw:text-style-name="P4" draw:layer="layout" svg:x1="7.182cm" svg:y1="4.37cm" svg:x2="7.182cm" svg:y2="0.366cm">
          <text:p/>
        </draw:line>
        <draw:polygon draw:style-name="gr5" draw:text-style-name="P5" draw:layer="layout" svg:width="0cm" svg:height="0.061cm" svg:x="7.182cm" svg:y="4.37cm" svg:viewBox="0 0 0 62" draw:points="0,0 0,62">
          <text:p/>
        </draw:polygon>
        <draw:line draw:style-name="gr6" draw:text-style-name="P4" draw:layer="layout" svg:x1="7.182cm" svg:y1="4.37cm" svg:x2="7.182cm" svg:y2="4.432cm">
          <text:p/>
        </draw:line>
        <draw:frame draw:style-name="gr9" draw:text-style-name="P7" draw:layer="layout" svg:width="1.215cm" svg:height="0.219cm" svg:x="5.825cm" svg:y="4.48cm">
          <draw:text-box>
            <text:p text:style-name="P6"><text:span text:style-name="T1">15000</text:span></text:p>
          </draw:text-box>
        </draw:frame>
        <draw:line draw:style-name="gr4" draw:text-style-name="P4" draw:layer="layout" svg:x1="8.483cm" svg:y1="4.37cm" svg:x2="8.483cm" svg:y2="0.366cm">
          <text:p/>
        </draw:line>
        <draw:polygon draw:style-name="gr5" draw:text-style-name="P5" draw:layer="layout" svg:width="0cm" svg:height="0.061cm" svg:x="8.483cm" svg:y="4.37cm" svg:viewBox="0 0 0 62" draw:points="0,0 0,62">
          <text:p/>
        </draw:polygon>
        <draw:line draw:style-name="gr6" draw:text-style-name="P4" draw:layer="layout" svg:x1="8.483cm" svg:y1="4.37cm" svg:x2="8.483cm" svg:y2="4.432cm">
          <text:p/>
        </draw:line>
        <draw:frame draw:style-name="gr10" draw:text-style-name="P7" draw:layer="layout" svg:width="1.214cm" svg:height="0.219cm" svg:x="7.127cm" svg:y="4.48cm">
          <draw:text-box>
            <text:p text:style-name="P6"><text:span text:style-name="T1">20000</text:span></text:p>
          </draw:text-box>
        </draw:frame>
        <draw:frame draw:style-name="gr11" draw:text-style-name="P7" draw:layer="layout" svg:width="1.453cm" svg:height="0.208cm" svg:x="8.203cm" svg:y="4.479cm">
          <draw:text-box>
            <text:p text:style-name="P6"><text:span text:style-name="T1">25000</text:span></text:p>
          </draw:text-box>
        </draw:frame>
        <draw:line draw:style-name="gr4" draw:text-style-name="P4" draw:layer="layout" svg:x1="1.976cm" svg:y1="4.096cm" svg:x2="8.509cm" svg:y2="4.096cm">
          <text:p/>
        </draw:line>
        <draw:polygon draw:style-name="gr5" draw:text-style-name="P5" draw:layer="layout" svg:width="0.024cm" svg:height="0cm" svg:x="1.951cm" svg:y="4.096cm" svg:viewBox="0 0 25 0" draw:points="25,0 0,0">
          <text:p/>
        </draw:polygon>
        <draw:line draw:style-name="gr6" draw:text-style-name="P4" draw:layer="layout" svg:x1="1.976cm" svg:y1="4.096cm" svg:x2="1.951cm" svg:y2="4.096cm">
          <text:p/>
        </draw:line>
        <draw:line draw:style-name="gr4" draw:text-style-name="P4" draw:layer="layout" svg:x1="1.976cm" svg:y1="3.866cm" svg:x2="8.509cm" svg:y2="3.866cm">
          <text:p/>
        </draw:line>
        <draw:polygon draw:style-name="gr5" draw:text-style-name="P5" draw:layer="layout" svg:width="0.024cm" svg:height="0cm" svg:x="1.951cm" svg:y="3.866cm" svg:viewBox="0 0 25 0" draw:points="25,0 0,0">
          <text:p/>
        </draw:polygon>
        <draw:line draw:style-name="gr6" draw:text-style-name="P4" draw:layer="layout" svg:x1="1.976cm" svg:y1="3.866cm" svg:x2="1.951cm" svg:y2="3.866cm">
          <text:p/>
        </draw:line>
        <draw:line draw:style-name="gr4" draw:text-style-name="P4" draw:layer="layout" svg:x1="1.976cm" svg:y1="3.635cm" svg:x2="8.509cm" svg:y2="3.635cm">
          <text:p/>
        </draw:line>
        <draw:polygon draw:style-name="gr5" draw:text-style-name="P5" draw:layer="layout" svg:width="0.024cm" svg:height="0cm" svg:x="1.951cm" svg:y="3.635cm" svg:viewBox="0 0 25 0" draw:points="25,0 0,0">
          <text:p/>
        </draw:polygon>
        <draw:line draw:style-name="gr6" draw:text-style-name="P4" draw:layer="layout" svg:x1="1.976cm" svg:y1="3.635cm" svg:x2="1.951cm" svg:y2="3.635cm">
          <text:p/>
        </draw:line>
        <draw:line draw:style-name="gr4" draw:text-style-name="P4" draw:layer="layout" svg:x1="1.976cm" svg:y1="3.405cm" svg:x2="8.509cm" svg:y2="3.405cm">
          <text:p/>
        </draw:line>
        <draw:polygon draw:style-name="gr5" draw:text-style-name="P5" draw:layer="layout" svg:width="0.024cm" svg:height="0cm" svg:x="1.951cm" svg:y="3.405cm" svg:viewBox="0 0 25 0" draw:points="25,0 0,0">
          <text:p/>
        </draw:polygon>
        <draw:line draw:style-name="gr6" draw:text-style-name="P4" draw:layer="layout" svg:x1="1.976cm" svg:y1="3.405cm" svg:x2="1.951cm" svg:y2="3.405cm">
          <text:p/>
        </draw:line>
        <draw:line draw:style-name="gr4" draw:text-style-name="P4" draw:layer="layout" svg:x1="1.976cm" svg:y1="3.174cm" svg:x2="8.509cm" svg:y2="3.174cm">
          <text:p/>
        </draw:line>
        <draw:polygon draw:style-name="gr5" draw:text-style-name="P5" draw:layer="layout" svg:width="0.024cm" svg:height="0cm" svg:x="1.951cm" svg:y="3.174cm" svg:viewBox="0 0 25 0" draw:points="25,0 0,0">
          <text:p/>
        </draw:polygon>
        <draw:line draw:style-name="gr6" draw:text-style-name="P4" draw:layer="layout" svg:x1="1.976cm" svg:y1="3.174cm" svg:x2="1.951cm" svg:y2="3.174cm">
          <text:p/>
        </draw:line>
        <draw:line draw:style-name="gr4" draw:text-style-name="P4" draw:layer="layout" svg:x1="1.976cm" svg:y1="2.944cm" svg:x2="8.509cm" svg:y2="2.944cm">
          <text:p/>
        </draw:line>
        <draw:polygon draw:style-name="gr5" draw:text-style-name="P5" draw:layer="layout" svg:width="0.024cm" svg:height="0cm" svg:x="1.951cm" svg:y="2.944cm" svg:viewBox="0 0 25 0" draw:points="25,0 0,0">
          <text:p/>
        </draw:polygon>
        <draw:line draw:style-name="gr6" draw:text-style-name="P4" draw:layer="layout" svg:x1="1.976cm" svg:y1="2.944cm" svg:x2="1.951cm" svg:y2="2.944cm">
          <text:p/>
        </draw:line>
        <draw:line draw:style-name="gr4" draw:text-style-name="P4" draw:layer="layout" svg:x1="1.976cm" svg:y1="2.714cm" svg:x2="8.509cm" svg:y2="2.714cm">
          <text:p/>
        </draw:line>
        <draw:polygon draw:style-name="gr5" draw:text-style-name="P5" draw:layer="layout" svg:width="0.024cm" svg:height="0cm" svg:x="1.951cm" svg:y="2.714cm" svg:viewBox="0 0 25 0" draw:points="25,0 0,0">
          <text:p/>
        </draw:polygon>
        <draw:line draw:style-name="gr6" draw:text-style-name="P4" draw:layer="layout" svg:x1="1.976cm" svg:y1="2.714cm" svg:x2="1.951cm" svg:y2="2.714cm">
          <text:p/>
        </draw:line>
        <draw:line draw:style-name="gr4" draw:text-style-name="P4" draw:layer="layout" svg:x1="1.976cm" svg:y1="2.483cm" svg:x2="8.509cm" svg:y2="2.483cm">
          <text:p/>
        </draw:line>
        <draw:polygon draw:style-name="gr5" draw:text-style-name="P5" draw:layer="layout" svg:width="0.024cm" svg:height="0cm" svg:x="1.951cm" svg:y="2.483cm" svg:viewBox="0 0 25 0" draw:points="25,0 0,0">
          <text:p/>
        </draw:polygon>
        <draw:line draw:style-name="gr6" draw:text-style-name="P4" draw:layer="layout" svg:x1="1.976cm" svg:y1="2.483cm" svg:x2="1.951cm" svg:y2="2.483cm">
          <text:p/>
        </draw:line>
        <draw:line draw:style-name="gr4" draw:text-style-name="P4" draw:layer="layout" svg:x1="1.976cm" svg:y1="2.253cm" svg:x2="8.509cm" svg:y2="2.253cm">
          <text:p/>
        </draw:line>
        <draw:polygon draw:style-name="gr5" draw:text-style-name="P5" draw:layer="layout" svg:width="0.024cm" svg:height="0cm" svg:x="1.951cm" svg:y="2.253cm" svg:viewBox="0 0 25 0" draw:points="25,0 0,0">
          <text:p/>
        </draw:polygon>
        <draw:line draw:style-name="gr6" draw:text-style-name="P4" draw:layer="layout" svg:x1="1.976cm" svg:y1="2.253cm" svg:x2="1.951cm" svg:y2="2.253cm">
          <text:p/>
        </draw:line>
        <draw:line draw:style-name="gr4" draw:text-style-name="P4" draw:layer="layout" svg:x1="1.976cm" svg:y1="2.022cm" svg:x2="8.509cm" svg:y2="2.022cm">
          <text:p/>
        </draw:line>
        <draw:polygon draw:style-name="gr5" draw:text-style-name="P5" draw:layer="layout" svg:width="0.024cm" svg:height="0cm" svg:x="1.951cm" svg:y="2.022cm" svg:viewBox="0 0 25 0" draw:points="25,0 0,0">
          <text:p/>
        </draw:polygon>
        <draw:line draw:style-name="gr6" draw:text-style-name="P4" draw:layer="layout" svg:x1="1.976cm" svg:y1="2.022cm" svg:x2="1.951cm" svg:y2="2.022cm">
          <text:p/>
        </draw:line>
        <draw:line draw:style-name="gr4" draw:text-style-name="P4" draw:layer="layout" svg:x1="1.976cm" svg:y1="1.792cm" svg:x2="8.509cm" svg:y2="1.792cm">
          <text:p/>
        </draw:line>
        <draw:polygon draw:style-name="gr5" draw:text-style-name="P5" draw:layer="layout" svg:width="0.024cm" svg:height="0cm" svg:x="1.951cm" svg:y="1.792cm" svg:viewBox="0 0 25 0" draw:points="25,0 0,0">
          <text:p/>
        </draw:polygon>
        <draw:line draw:style-name="gr6" draw:text-style-name="P4" draw:layer="layout" svg:x1="1.976cm" svg:y1="1.792cm" svg:x2="1.951cm" svg:y2="1.792cm">
          <text:p/>
        </draw:line>
        <draw:line draw:style-name="gr4" draw:text-style-name="P4" draw:layer="layout" svg:x1="1.976cm" svg:y1="1.562cm" svg:x2="8.509cm" svg:y2="1.562cm">
          <text:p/>
        </draw:line>
        <draw:polygon draw:style-name="gr5" draw:text-style-name="P5" draw:layer="layout" svg:width="0.024cm" svg:height="0cm" svg:x="1.951cm" svg:y="1.562cm" svg:viewBox="0 0 25 0" draw:points="25,0 0,0">
          <text:p/>
        </draw:polygon>
        <draw:line draw:style-name="gr6" draw:text-style-name="P4" draw:layer="layout" svg:x1="1.976cm" svg:y1="1.562cm" svg:x2="1.951cm" svg:y2="1.562cm">
          <text:p/>
        </draw:line>
        <draw:line draw:style-name="gr4" draw:text-style-name="P4" draw:layer="layout" svg:x1="1.976cm" svg:y1="1.331cm" svg:x2="8.509cm" svg:y2="1.331cm">
          <text:p/>
        </draw:line>
        <draw:polygon draw:style-name="gr5" draw:text-style-name="P5" draw:layer="layout" svg:width="0.024cm" svg:height="0cm" svg:x="1.951cm" svg:y="1.331cm" svg:viewBox="0 0 25 0" draw:points="25,0 0,0">
          <text:p/>
        </draw:polygon>
        <draw:line draw:style-name="gr6" draw:text-style-name="P4" draw:layer="layout" svg:x1="1.976cm" svg:y1="1.331cm" svg:x2="1.951cm" svg:y2="1.331cm">
          <text:p/>
        </draw:line>
        <draw:line draw:style-name="gr4" draw:text-style-name="P4" draw:layer="layout" svg:x1="1.976cm" svg:y1="1.101cm" svg:x2="8.509cm" svg:y2="1.101cm">
          <text:p/>
        </draw:line>
        <draw:polygon draw:style-name="gr5" draw:text-style-name="P5" draw:layer="layout" svg:width="0.024cm" svg:height="0cm" svg:x="1.951cm" svg:y="1.101cm" svg:viewBox="0 0 25 0" draw:points="25,0 0,0">
          <text:p/>
        </draw:polygon>
        <draw:line draw:style-name="gr6" draw:text-style-name="P4" draw:layer="layout" svg:x1="1.976cm" svg:y1="1.101cm" svg:x2="1.951cm" svg:y2="1.101cm">
          <text:p/>
        </draw:line>
        <draw:line draw:style-name="gr4" draw:text-style-name="P4" draw:layer="layout" svg:x1="1.976cm" svg:y1="0.87cm" svg:x2="8.509cm" svg:y2="0.87cm">
          <text:p/>
        </draw:line>
        <draw:polygon draw:style-name="gr5" draw:text-style-name="P5" draw:layer="layout" svg:width="0.024cm" svg:height="0cm" svg:x="1.951cm" svg:y="0.87cm" svg:viewBox="0 0 25 0" draw:points="25,0 0,0">
          <text:p/>
        </draw:polygon>
        <draw:line draw:style-name="gr6" draw:text-style-name="P4" draw:layer="layout" svg:x1="1.976cm" svg:y1="0.87cm" svg:x2="1.951cm" svg:y2="0.87cm">
          <text:p/>
        </draw:line>
        <draw:line draw:style-name="gr4" draw:text-style-name="P4" draw:layer="layout" svg:x1="1.976cm" svg:y1="0.64cm" svg:x2="8.509cm" svg:y2="0.64cm">
          <text:p/>
        </draw:line>
        <draw:polygon draw:style-name="gr5" draw:text-style-name="P5" draw:layer="layout" svg:width="0.024cm" svg:height="0cm" svg:x="1.951cm" svg:y="0.64cm" svg:viewBox="0 0 25 0" draw:points="25,0 0,0">
          <text:p/>
        </draw:polygon>
        <draw:line draw:style-name="gr6" draw:text-style-name="P4" draw:layer="layout" svg:x1="1.976cm" svg:y1="0.64cm" svg:x2="1.951cm" svg:y2="0.64cm">
          <text:p/>
        </draw:line>
        <draw:line draw:style-name="gr12" draw:text-style-name="P4" draw:layer="layout" svg:x1="1.976cm" svg:y1="4.37cm" svg:x2="1.976cm" svg:y2="0.366cm">
          <text:p/>
        </draw:line>
        <draw:line draw:style-name="gr12" draw:text-style-name="P4" draw:layer="layout" svg:x1="8.508cm" svg:y1="4.37cm" svg:x2="8.508cm" svg:y2="0.366cm">
          <text:p/>
        </draw:line>
        <draw:line draw:style-name="gr12" draw:text-style-name="P4" draw:layer="layout" svg:x1="1.976cm" svg:y1="4.37cm" svg:x2="8.509cm" svg:y2="4.37cm">
          <text:p/>
        </draw:line>
        <draw:line draw:style-name="gr12" draw:text-style-name="P4" draw:layer="layout" svg:x1="1.976cm" svg:y1="0.366cm" svg:x2="8.509cm" svg:y2="0.366cm">
          <text:p/>
        </draw:line>
        <draw:frame draw:style-name="gr13" draw:text-style-name="P7" draw:layer="layout" svg:width="0.963cm" svg:height="0.214cm" svg:x="0.884cm" svg:y="3.995cm">
          <draw:text-box>
            <text:p text:style-name="P6"><text:span text:style-name="T1">Interpreter</text:span></text:p>
          </draw:text-box>
        </draw:frame>
        <draw:frame draw:style-name="gr14" draw:text-style-name="P7" draw:layer="layout" svg:width="0.925cm" svg:height="0.214cm" svg:x="0.926cm" svg:y="3.766cm">
          <draw:text-box>
            <text:p text:style-name="P6"><text:span text:style-name="T1">QUANTIZE</text:span></text:p>
          </draw:text-box>
        </draw:frame>
        <draw:frame draw:style-name="gr15" draw:text-style-name="P9" draw:layer="layout" svg:width="0.933cm" svg:height="0.214cm" svg:x="0.987cm" svg:y="3.535cm">
          <draw:text-box>
            <text:p text:style-name="P8"><text:span text:style-name="T2">CONV_2D</text:span></text:p>
          </draw:text-box>
        </draw:frame>
        <draw:frame draw:style-name="gr15" draw:text-style-name="P9" draw:layer="layout" svg:width="0.933cm" svg:height="0.214cm" svg:x="0.987cm" svg:y="3.306cm">
          <draw:text-box>
            <text:p text:style-name="P8"><text:span text:style-name="T2">CONV_2D</text:span></text:p>
          </draw:text-box>
        </draw:frame>
        <draw:frame draw:style-name="gr16" draw:text-style-name="P7" draw:layer="layout" svg:width="1.31cm" svg:height="0.214cm" svg:x="0.538cm" svg:y="3.077cm">
          <draw:text-box>
            <text:p text:style-name="P6"><text:span text:style-name="T1">MAX_POOL_2D</text:span></text:p>
          </draw:text-box>
        </draw:frame>
        <draw:frame draw:style-name="gr15" draw:text-style-name="P9" draw:layer="layout" svg:width="0.933cm" svg:height="0.214cm" svg:x="0.987cm" svg:y="2.846cm">
          <draw:text-box>
            <text:p text:style-name="P8"><text:span text:style-name="T2">CONV_2D</text:span></text:p>
          </draw:text-box>
        </draw:frame>
        <draw:frame draw:style-name="gr16" draw:text-style-name="P7" draw:layer="layout" svg:width="1.31cm" svg:height="0.214cm" svg:x="0.538cm" svg:y="2.617cm">
          <draw:text-box>
            <text:p text:style-name="P6"><text:span text:style-name="T1">MAX_POOL_2D</text:span></text:p>
          </draw:text-box>
        </draw:frame>
        <draw:frame draw:style-name="gr17" draw:text-style-name="P7" draw:layer="layout" svg:width="0.383cm" svg:height="0.214cm" svg:x="1.459cm" svg:y="2.389cm">
          <draw:text-box>
            <text:p text:style-name="P6"><text:span text:style-name="T1">MUL</text:span></text:p>
          </draw:text-box>
        </draw:frame>
        <draw:frame draw:style-name="gr18" draw:text-style-name="P7" draw:layer="layout" svg:width="0.396cm" svg:height="0.214cm" svg:x="1.447cm" svg:y="2.159cm">
          <draw:text-box>
            <text:p text:style-name="P6"><text:span text:style-name="T1">ADD</text:span></text:p>
          </draw:text-box>
        </draw:frame>
        <draw:frame draw:style-name="gr15" draw:text-style-name="P9" draw:layer="layout" svg:width="0.933cm" svg:height="0.214cm" svg:x="0.987cm" svg:y="1.929cm">
          <draw:text-box>
            <text:p text:style-name="P8"><text:span text:style-name="T2">CONV_2D</text:span></text:p>
          </draw:text-box>
        </draw:frame>
        <draw:frame draw:style-name="gr19" draw:text-style-name="P7" draw:layer="layout" svg:width="1.31cm" svg:height="0.213cm" svg:x="0.538cm" svg:y="1.7cm">
          <draw:text-box>
            <text:p text:style-name="P6"><text:span text:style-name="T1">MAX_POOL_2D</text:span></text:p>
          </draw:text-box>
        </draw:frame>
        <draw:frame draw:style-name="gr20" draw:text-style-name="P7" draw:layer="layout" svg:width="0.832cm" svg:height="0.214cm" svg:x="1.022cm" svg:y="1.47cm">
          <draw:text-box>
            <text:p text:style-name="P6"><text:span text:style-name="T1">RESHAPE</text:span></text:p>
          </draw:text-box>
        </draw:frame>
        <draw:frame draw:style-name="gr21" draw:text-style-name="P7" draw:layer="layout" svg:width="1.75cm" svg:height="0.214cm" svg:x="0.122cm" svg:y="1.241cm">
          <draw:text-box>
            <text:p text:style-name="P6"><text:span text:style-name="T1">FULLY_CONNECTED</text:span></text:p>
          </draw:text-box>
        </draw:frame>
        <draw:frame draw:style-name="gr22" draw:text-style-name="P7" draw:layer="layout" svg:width="1.75cm" svg:height="0.213cm" svg:x="0.122cm" svg:y="1.012cm">
          <draw:text-box>
            <text:p text:style-name="P6"><text:span text:style-name="T1">FULLY_CONNECTED</text:span></text:p>
          </draw:text-box>
        </draw:frame>
        <draw:frame draw:style-name="gr23" draw:text-style-name="P7" draw:layer="layout" svg:width="0.866cm" svg:height="0.214cm" svg:x="0.989cm" svg:y="0.782cm">
          <draw:text-box>
            <text:p text:style-name="P6"><text:span text:style-name="T1">SOFTMAX</text:span></text:p>
          </draw:text-box>
        </draw:frame>
        <draw:frame draw:style-name="gr24" draw:text-style-name="P7" draw:layer="layout" svg:width="1.175cm" svg:height="0.214cm" svg:x="0.679cm" svg:y="0.553cm">
          <draw:text-box>
            <text:p text:style-name="P6"><text:span text:style-name="T1">DEQUANT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6T16:49:33.147529973</dc:date>
    <meta:editing-duration>PT4H43M17S</meta:editing-duration>
    <meta:editing-cycles>33</meta:editing-cycles>
    <meta:document-statistic meta:object-count="105"/>
  </office:meta>
</office:document-meta>
</file>